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03cm" draw:fill="none" draw:textarea-vertical-align="middle"/>
    </style:style>
    <style:style style:name="gr2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5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6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9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5" style:family="paragraph">
      <loext:graphic-properties draw:fill="solid" draw:fill-color="#ccffff"/>
      <style:paragraph-properties fo:text-align="center"/>
    </style:style>
    <style:style style:name="P6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T1" style:family="text">
      <style:text-properties style:font-name="Arim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.604cm" svg:y1="0.996cm" svg:x2="7.607cm" svg:y2="1.762cm" svg:d="M7604 996l3 766" svg:viewBox="0 0 4 767">
          <text:p/>
        </draw:connector>
        <draw:connector draw:style-name="gr1" draw:text-style-name="P1" draw:layer="layout" draw:type="line" svg:x1="7.607cm" svg:y1="3.159cm" svg:x2="7.607cm" svg:y2="4.41cm" svg:d="M7607 3159v1251" svg:viewBox="0 0 1 1252">
          <text:p/>
        </draw:connector>
        <draw:connector draw:style-name="gr1" draw:text-style-name="P1" draw:layer="layout" draw:type="line" svg:x1="7.607cm" svg:y1="5.807cm" svg:x2="7.606cm" svg:y2="6.958cm" draw:end-shape="id1" draw:end-glue-point="0" svg:d="M7607 5807l-1 1151" svg:viewBox="0 0 2 1152">
          <text:p/>
        </draw:connector>
        <draw:g xml:id="id5" draw:id="id5">
          <draw:custom-shape draw:style-name="gr2" draw:text-style-name="P2" draw:layer="layout" svg:width="3.937cm" svg:height="1.397cm" svg:x="5.639cm" svg:y="1.77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228cm" svg:height="1.433cm" svg:x="5.996cm" svg:y="1.769cm">
            <draw:text-box>
              <text:p text:style-name="P3"><text:span text:style-name="T1">Work Group</text:span></text:p>
              <text:p text:style-name="P3"><text:span text:style-name="T1">Specification</text:span></text:p>
              <text:p text:style-name="P3"><text:span text:style-name="T1">Draft</text:span></text:p>
            </draw:text-box>
          </draw:frame>
        </draw:g>
        <draw:g xml:id="id1" draw:id="id1">
          <draw:custom-shape draw:style-name="gr2" draw:text-style-name="P2" draw:layer="layout" svg:width="3.937cm" svg:height="1.397cm" svg:x="5.638cm" svg:y="6.9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228cm" svg:height="1.047cm" svg:x="5.995cm" svg:y="7.149cm">
            <draw:text-box>
              <text:p text:style-name="P3"><text:span text:style-name="T1">Work Group</text:span></text:p>
              <text:p text:style-name="P3"><text:span text:style-name="T1">Specification</text:span></text:p>
            </draw:text-box>
          </draw:frame>
        </draw:g>
        <draw:g xml:id="id4" draw:id="id4">
          <draw:custom-shape draw:style-name="gr5" draw:text-style-name="P5" draw:layer="layout" svg:width="3.937cm" svg:height="1.397cm" svg:x="5.639cm" svg:y="4.36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3.228cm" svg:height="1.433cm" svg:x="5.996cm" svg:y="4.36cm">
            <draw:text-box>
              <text:p text:style-name="P3"><text:span text:style-name="T1">Work Group</text:span></text:p>
              <text:p text:style-name="P3"><text:span text:style-name="T1">Specification</text:span></text:p>
              <text:p text:style-name="P3"><text:span text:style-name="T1">Review Draft</text:span></text:p>
            </draw:text-box>
          </draw:frame>
        </draw:g>
        <draw:connector draw:style-name="gr1" draw:text-style-name="P1" draw:layer="layout" draw:type="line" svg:x1="7.606cm" svg:y1="8.355cm" svg:x2="7.606cm" svg:y2="9.56cm" draw:start-shape="id1" draw:start-glue-point="2" draw:end-shape="id2" draw:end-glue-point="0" svg:d="M7606 8355v1205" svg:viewBox="0 0 1 1206">
          <text:p/>
        </draw:connector>
        <draw:connector draw:style-name="gr1" draw:text-style-name="P1" draw:layer="layout" draw:type="line" svg:x1="7.606cm" svg:y1="11.007cm" svg:x2="7.605cm" svg:y2="12.158cm" draw:end-shape="id3" draw:end-glue-point="0" svg:d="M7606 11007l-1 1151" svg:viewBox="0 0 2 1152">
          <text:p/>
        </draw:connector>
        <draw:g xml:id="id3" draw:id="id3">
          <draw:custom-shape draw:style-name="gr2" draw:text-style-name="P2" draw:layer="layout" svg:width="3.937cm" svg:height="1.397cm" svg:x="5.637cm" svg:y="12.1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228cm" svg:height="1.047cm" svg:x="5.994cm" svg:y="12.349cm">
            <draw:text-box>
              <text:p text:style-name="P3"><text:span text:style-name="T1">OpenPOWER</text:span></text:p>
              <text:p text:style-name="P3"><text:span text:style-name="T1">Standard</text:span></text:p>
            </draw:text-box>
          </draw:frame>
        </draw:g>
        <draw:g xml:id="id2" draw:id="id2">
          <draw:custom-shape draw:style-name="gr5" draw:text-style-name="P5" draw:layer="layout" svg:width="3.937cm" svg:height="1.397cm" svg:x="5.638cm" svg:y="9.56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3.228cm" svg:height="1.433cm" svg:x="5.995cm" svg:y="9.56cm">
            <draw:text-box>
              <text:p text:style-name="P3"><text:span text:style-name="T1">Candidate</text:span></text:p>
              <text:p text:style-name="P3"><text:span text:style-name="T1">OpenPOWER</text:span></text:p>
              <text:p text:style-name="P3"><text:span text:style-name="T1">Standard</text:span></text:p>
            </draw:text-box>
          </draw:frame>
        </draw:g>
        <draw:connector draw:style-name="gr1" draw:text-style-name="P1" draw:layer="layout" draw:line-skew="1.084cm" svg:x1="9.576cm" svg:y1="5.076cm" svg:x2="9.576cm" svg:y2="2.485cm" draw:start-shape="id4" draw:start-glue-point="1" draw:end-shape="id5" draw:end-glue-point="1" svg:d="M9576 5076h1584v-2591h-1584" svg:viewBox="0 0 1585 2592">
          <text:p/>
        </draw:connector>
        <draw:connector draw:style-name="gr1" draw:text-style-name="P1" draw:layer="layout" draw:line-skew="1.084cm" svg:x1="9.575cm" svg:y1="7.656cm" svg:x2="9.576cm" svg:y2="2.485cm" draw:start-shape="id1" draw:start-glue-point="1" draw:end-shape="id5" draw:end-glue-point="1" svg:d="M9575 7656h1585v-5171h-1584" svg:viewBox="0 0 1586 5172">
          <text:p/>
        </draw:connector>
        <draw:connector draw:style-name="gr1" draw:text-style-name="P1" draw:layer="layout" draw:line-skew="1.084cm" svg:x1="9.575cm" svg:y1="10.276cm" svg:x2="9.576cm" svg:y2="2.485cm" draw:start-shape="id2" draw:start-glue-point="1" draw:end-shape="id5" svg:d="M9575 10276h1585v-7791h-1584" svg:viewBox="0 0 1586 7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7T13:03:55.877943683</dc:date>
    <dc:creator>Jeff Scheel</dc:creator>
    <meta:editing-duration>PT2H4M47S</meta:editing-duration>
    <meta:editing-cycles>12</meta:editing-cycles>
    <meta:generator>LibreOffice/5.1.4.2$Linux_X86_64 LibreOffice_project/10m0$Build-2</meta:generator>
    <meta:document-statistic meta:object-count="23"/>
  </office:meta>
</office:document-meta>
</file>